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A400000320D6DB8707.png"/>
  <manifest:file-entry manifest:media-type="" manifest:full-path="Pictures/20000007000012450000352F90BC1072.svm"/>
  <manifest:file-entry manifest:media-type="" manifest:full-path="Pictures/2000002400004D3F00003505504B5CF9.svm"/>
  <manifest:file-entry manifest:media-type="" manifest:full-path="Pictures/20000025000011A4000011A4A54DFA33.svm"/>
  <manifest:file-entry manifest:media-type="image/png" manifest:full-path="Pictures/100000000000000800000008DD0ADA29.png"/>
  <manifest:file-entry manifest:media-type="image/png" manifest:full-path="Pictures/1000020100000100000001009A0A6A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Ultrafine_20_Dashed" svg:stroke-color="#e6e6e6" draw:fill="none" draw:textarea-horizontal-align="justify" draw:textarea-vertical-align="middle" draw:auto-grow-height="false"/>
    </style:style>
    <style:style style:name="gr2" style:family="graphic" style:parent-style-name="standard">
      <style:graphic-properties draw:stroke="dash" draw:stroke-dash="Ultrafine_20_Dashed" svg:stroke-color="#666666" draw:fill="bitmap" draw:fill-color="#99ccff" draw:fill-gradient-name="Gradient_20_1" draw:fill-hatch-name="Black_20_0_20_Degrees" draw:fill-image-name="Empty" draw:textarea-horizontal-align="justify" draw:textarea-vertical-align="middle" draw:auto-grow-height="false"/>
    </style:style>
    <style:style style:name="gr3"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dash" draw:stroke-dash="Fine_20_Dashed_20__28_var_29_" svg:stroke-color="#6666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8"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svg:stroke-color="#808080" draw:marker-start="Arrow" draw:marker-start-width="0.1cm" draw:marker-end="Arrow" draw:marker-end-width="0.1cm" draw:textarea-horizontal-align="center" draw:textarea-vertical-align="middle"/>
    </style:style>
    <style:style style:name="gr11" style:family="graphic" style:parent-style-name="standard">
      <style:graphic-properties draw:stroke="none" svg:stroke-color="#808080" draw:fill="none" draw:fill-color="#ffffff" draw:textarea-horizontal-align="left" draw:auto-grow-height="true" draw:auto-grow-width="false" fo:min-height="0cm" fo:min-width="1.508cm"/>
    </style:style>
    <style:style style:name="gr12" style:family="graphic" style:parent-style-name="standard">
      <style:graphic-properties draw:stroke="none" svg:stroke-color="#000000" draw:fill="none" draw:fill-color="#ffffff" fo:min-height="0.064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dash" draw:stroke-dash="Ultrafine_20_Dashed" svg:stroke-color="#b3b3b3" draw:fill="none" draw:textarea-horizontal-align="justify" draw:textarea-vertical-align="middle" draw:auto-grow-height="false" fo:min-height="0cm" fo:min-width="0cm"/>
    </style:style>
    <style:style style:name="gr15" style:family="graphic" style:parent-style-name="standard">
      <style:graphic-properties draw:stroke="none" svg:stroke-color="#cccccc" draw:fill="none" draw:fill-color="#ffffff" draw:textarea-horizontal-align="left" draw:auto-grow-height="true" draw:auto-grow-width="true" fo:min-height="0.242cm" fo:min-width="0.875cm"/>
    </style:style>
    <style:style style:name="gr16" style:family="graphic" style:parent-style-name="standard">
      <style:graphic-properties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fo:color="#cccccc" fo:font-family="Ubuntu" style:font-style-name="Gras" style:font-pitch="variable" fo:font-size="8pt" fo:font-weight="bold" style:font-size-asian="8pt" style:font-size-complex="8pt"/>
    </style:style>
    <style:style style:name="P3" style:family="paragraph">
      <style:text-properties fo:font-family="Ubuntu" style:font-style-name="Gras" style:font-pitch="variable" fo:font-size="8pt" fo:font-weight="bold" style:font-size-asian="8pt" style:font-size-complex="8pt"/>
    </style:style>
    <style:style style:name="P4" style:family="paragraph">
      <style:text-properties fo:font-family="Ubuntu" style:font-style-name="Gras" style:font-pitch="variable" fo:font-size="8pt" fo:font-weight="normal" style:font-size-asian="8pt" style:font-weight-asian="normal" style:font-size-complex="8pt" style:font-weight-complex="normal"/>
    </style:style>
    <style:style style:name="P5" style:family="paragraph">
      <style:paragraph-properties fo:text-align="start"/>
    </style:style>
    <style:style style:name="P6" style:family="paragraph">
      <style:paragraph-properties fo:text-align="start"/>
      <style:text-properties fo:font-size="6pt" fo:font-weight="normal" style:font-size-asian="6pt" style:font-weight-asian="normal" style:font-size-complex="6pt" style:font-weight-complex="normal"/>
    </style:style>
    <style:style style:name="P7" style:family="paragraph">
      <style:paragraph-properties fo:text-align="end"/>
    </style:style>
    <style:style style:name="P8" style:family="paragraph">
      <style:paragraph-properties fo:text-align="end"/>
      <style:text-properties fo:color="#999999" fo:font-size="6pt" style:font-size-asian="6pt" style:font-size-complex="6pt"/>
    </style:style>
    <style:style style:name="P9" style:family="paragraph">
      <style:paragraph-properties fo:text-align="center"/>
      <style:text-properties fo:font-size="8pt" style:font-size-asian="8pt" style:font-size-complex="8pt"/>
    </style:style>
    <style:style style:name="P10" style:family="paragraph">
      <style:text-properties fo:color="#000000" fo:font-family="Ubuntu" style:font-style-name="Gras" style:font-pitch="variable" fo:font-size="8pt" fo:font-weight="bold" style:font-size-asian="8pt" style:font-size-complex="8pt"/>
    </style:style>
    <style:style style:name="P11" style:family="paragraph">
      <style:paragraph-properties fo:text-align="center"/>
      <style:text-properties fo:color="#b3b3b3" fo:font-size="6pt" style:font-size-asian="6pt" style:font-size-complex="6pt"/>
    </style:style>
    <style:style style:name="T1" style:family="text">
      <style:text-properties fo:color="#cccccc" fo:font-family="Ubuntu" style:font-style-name="Gras" style:font-pitch="variable" fo:font-size="8pt" fo:font-weight="normal" style:font-size-asian="8pt" style:font-weight-asian="normal" style:font-size-complex="8pt" style:font-weight-complex="normal"/>
    </style:style>
    <style:style style:name="T2" style:family="text">
      <style:text-properties fo:font-family="Ubuntu" style:font-style-name="Gras" style:font-pitch="variable" fo:font-size="8pt" fo:font-weight="normal" style:font-size-asian="8pt" style:font-weight-asian="normal" style:font-size-complex="8pt" style:font-weight-complex="normal"/>
    </style:style>
    <style:style style:name="T3" style:family="text">
      <style:text-properties fo:font-size="6pt" fo:font-weight="normal" style:font-size-asian="6pt" style:font-weight-asian="normal" style:font-size-complex="6pt" style:font-weight-complex="normal"/>
    </style:style>
    <style:style style:name="T4" style:family="text">
      <style:text-properties fo:color="#999999" fo:font-family="Arial" style:font-style-name="Normal" style:font-family-generic="swiss" fo:font-size="6pt" style:font-family-asian="Arial" style:font-style-name-asian="Normal" style:font-family-generic-asian="swiss" style:font-size-asian="6pt" style:font-family-complex="Arial" style:font-style-name-complex="Normal" style:font-family-generic-complex="swiss" style:font-size-complex="6pt"/>
    </style:style>
    <style:style style:name="T5" style:family="text">
      <style:text-properties fo:color="#999999" fo:font-family="Arial" style:font-family-generic="roman" style:font-pitch="variable" fo:font-size="6pt" style:font-family-asian="Arial" style:font-style-name-asian="Normal" style:font-family-generic-asian="swiss" style:font-size-asian="6pt" style:font-family-complex="Arial" style:font-style-name-complex="Normal" style:font-family-generic-complex="swiss" style:font-size-complex="6pt"/>
    </style:style>
    <style:style style:name="T6" style:family="text">
      <style:text-properties fo:font-size="8pt" style:font-size-asian="8pt" style:font-size-complex="8pt"/>
    </style:style>
    <style:style style:name="T7" style:family="text">
      <style:text-properties fo:color="#000000" fo:font-family="Ubuntu" style:font-style-name="Regular" fo:font-size="8pt" fo:font-weight="normal" style:font-family-asian="Ubuntu" style:font-style-name-asian="Regular" style:font-size-asian="8pt" style:font-weight-asian="normal" style:font-family-complex="Ubuntu" style:font-style-name-complex="Regular" style:font-size-complex="8pt" style:font-weight-complex="normal"/>
    </style:style>
    <style:style style:name="T8" style:family="text">
      <style:text-properties fo:color="#000000" fo:font-family="Ubuntu" style:font-style-name="Gras" style:font-pitch="variable" fo:font-size="8pt" fo:font-weight="normal" style:font-size-asian="8pt" style:font-weight-asian="normal" style:font-size-complex="8pt" style:font-weight-complex="normal"/>
    </style:style>
    <style:style style:name="T9" style:family="text">
      <style:text-properties fo:color="#b3b3b3"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423cm" svg:y="2.125cm">
          <draw:text-box>
            <text:p><text:span text:style-name="T1">Nom</text:span></text:p>
          </draw:text-box>
        </draw:frame>
        <draw:line draw:style-name="gr4" draw:text-style-name="P1" draw:layer="layout" svg:x1="1.693cm" svg:y1="2.622cm" svg:x2="7.318cm" svg:y2="2.622cm">
          <text:p/>
        </draw:line>
        <draw:frame draw:style-name="gr3" draw:text-style-name="P2" draw:layer="layout" svg:width="1.471cm" svg:height="0.569cm" svg:x="1.435cm" svg:y="2.721cm">
          <draw:text-box>
            <text:p><text:span text:style-name="T1">Cépage</text:span></text:p>
          </draw:text-box>
        </draw:frame>
        <draw:line draw:style-name="gr5" draw:text-style-name="P1" draw:layer="layout" svg:x1="7.675cm" svg:y1="1cm" svg:x2="7.675cm" svg:y2="26.94cm">
          <text:p/>
        </draw:line>
        <draw:line draw:style-name="gr5" draw:text-style-name="P1" draw:layer="layout" svg:x1="20.908cm" svg:y1="11.425cm" svg:x2="1.309cm" svg:y2="11.425cm">
          <text:p/>
        </draw:line>
        <draw:line draw:style-name="gr5" draw:text-style-name="P1" draw:layer="layout" svg:x1="1.291cm" svg:y1="1cm" svg:x2="1.291cm" svg:y2="26.94cm">
          <text:p/>
        </draw:line>
        <draw:line draw:style-name="gr5" draw:text-style-name="P1" draw:layer="layout" svg:x1="20.899cm" svg:y1="2cm" svg:x2="1.3cm" svg:y2="2cm">
          <text:p/>
        </draw:line>
        <draw:line draw:style-name="gr4" draw:text-style-name="P1" draw:layer="layout" svg:x1="1.693cm" svg:y1="3.22cm" svg:x2="7.318cm" svg:y2="3.22cm">
          <text:p/>
        </draw:line>
        <draw:frame draw:style-name="gr3" draw:text-style-name="P2" draw:layer="layout" svg:width="1.73cm" svg:height="0.569cm" svg:x="1.443cm" svg:y="3.955cm">
          <draw:text-box>
            <text:p><text:span text:style-name="T1">Millésime</text:span></text:p>
          </draw:text-box>
        </draw:frame>
        <draw:line draw:style-name="gr4" draw:text-style-name="P1" draw:layer="layout" svg:x1="1.683cm" svg:y1="4.448cm" svg:x2="3.194cm" svg:y2="4.448cm">
          <text:p/>
        </draw:line>
        <draw:g>
          <draw:frame draw:style-name="gr6" draw:text-style-name="P3" draw:layer="layout" svg:width="1.239cm" svg:height="0.569cm" svg:x="1.424cm" svg:y="10.806cm">
            <draw:text-box>
              <text:p><text:span text:style-name="T2">Léger</text:span></text:p>
            </draw:text-box>
          </draw:frame>
          <draw:frame draw:style-name="gr7" draw:text-style-name="P4" draw:layer="layout" svg:width="1.277cm" svg:height="0.569cm" svg:x="6.291cm" svg:y="10.806cm">
            <draw:text-box>
              <text:p><text:span text:style-name="T2">Corsé</text:span></text:p>
            </draw:text-box>
          </draw:frame>
          <draw:line draw:style-name="gr8" draw:text-style-name="P1" draw:layer="layout" svg:x1="2.659cm" svg:y1="11.101cm" svg:x2="6.284cm" svg:y2="11.101cm">
            <text:p/>
          </draw:line>
          <draw:custom-shape draw:style-name="gr9" draw:text-style-name="P1"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44cm" svg:y="3.327cm">
          <draw:text-box>
            <text:p><text:span text:style-name="T1">Pays</text:span></text:p>
          </draw:text-box>
        </draw:frame>
        <draw:line draw:style-name="gr4" draw:text-style-name="P1" draw:layer="layout" svg:x1="1.678cm" svg:y1="3.825cm" svg:x2="7.303cm" svg:y2="3.825cm">
          <text:p/>
        </draw:line>
        <draw:line draw:style-name="gr10" draw:text-style-name="P1" draw:layer="layout" svg:x1="3.425cm" svg:y1="5.07cm" svg:x2="5.675cm" svg:y2="5.07cm">
          <text:p/>
        </draw:line>
        <draw:frame draw:style-name="gr11" draw:text-style-name="P6" draw:layer="layout" svg:width="1.5cm" svg:height="0.489cm" svg:x="3.8cm" svg:y="4.695cm">
          <draw:text-box>
            <text:p text:style-name="P5"><text:span text:style-name="T3">Couper ici</text:span></text:p>
          </draw:text-box>
        </draw:frame>
        <draw:frame draw:style-name="gr12" draw:text-style-name="P8" draw:layer="layout" svg:width="3.682cm" svg:height="0.489cm" draw:transform="rotate (1.5707963267946) translate (7.253cm 11.057cm)">
          <draw:text-box>
            <text:p text:style-name="P7"><text:span text:style-name="T4">V1.4 <text:s text:c="2"/>©</text:span><text:span text:style-name="T5"> Nicolas Marchildon 2011</text:span></text:p>
          </draw:text-box>
        </draw:frame>
        <draw:g>
          <draw:frame draw:style-name="gr6" draw:text-style-name="P3" draw:layer="layout" svg:width="1.192cm" svg:height="0.569cm" svg:x="1.717cm" svg:y="8.167cm">
            <draw:text-box>
              <text:p><text:span text:style-name="T2">Boire</text:span></text:p>
            </draw:text-box>
          </draw:frame>
          <draw:frame draw:style-name="gr3" draw:text-style-name="P2" draw:layer="layout" svg:width="1.323cm" svg:height="0.569cm" svg:x="2.645cm" svg:y="8.181cm">
            <draw:text-box>
              <text:p><text:span text:style-name="T1">Année</text:span></text:p>
            </draw:text-box>
          </draw:frame>
          <draw:line draw:style-name="gr4" draw:text-style-name="P1" draw:layer="layout" svg:x1="2.77cm" svg:y1="8.677cm" svg:x2="5.3cm" svg:y2="8.677cm">
            <text:p/>
          </draw:line>
          <draw:frame draw:style-name="gr13" draw:text-style-name="P1" draw:layer="layout" svg:width="0.25cm" svg:height="0.5cm" svg:x="1.568cm" svg:y="8.191cm">
            <draw:image xlink:href="Pictures/20000007000012450000352F90BC1072.svm" xlink:type="simple" xlink:show="embed" xlink:actuate="onLoad">
              <text:p/>
            </draw:image>
          </draw:frame>
        </draw:g>
        <draw:line draw:style-name="gr5" draw:text-style-name="P1" draw:layer="layout" svg:x1="20.89cm" svg:y1="26.875cm" svg:x2="1.291cm" svg:y2="26.875cm">
          <text:p/>
        </draw:line>
        <draw:line draw:style-name="gr5" draw:text-style-name="P1" draw:layer="layout" svg:x1="14.05cm" svg:y1="1cm" svg:x2="14.05cm" svg:y2="26.94cm">
          <text:p/>
        </draw:line>
        <draw:line draw:style-name="gr5" draw:text-style-name="P1" draw:layer="layout" svg:x1="20.434cm" svg:y1="1cm" svg:x2="20.434cm" svg:y2="26.94cm">
          <text:p/>
        </draw:line>
        <draw:g>
          <draw:g>
            <draw:frame draw:style-name="gr3" draw:text-style-name="P2" draw:layer="layout" svg:width="1.002cm" svg:height="0.569cm" svg:x="5.563cm" svg:y="8.182cm">
              <draw:text-box>
                <text:p><text:span text:style-name="T1">Prix</text:span></text:p>
              </draw:text-box>
            </draw:frame>
            <draw:line draw:style-name="gr4" draw:text-style-name="P1" draw:layer="layout" svg:x1="5.824cm" svg:y1="8.672cm" svg:x2="7.074cm" svg:y2="8.672cm">
              <text:p/>
            </draw:line>
          </draw:g>
          <draw:frame draw:style-name="gr6" draw:text-style-name="P4" draw:layer="layout" svg:width="0.663cm" svg:height="0.569cm" svg:x="6.631cm" svg:y="8.178cm">
            <draw:text-box>
              <text:p><text:span text:style-name="T2">$</text:span></text:p>
            </draw:text-box>
          </draw:frame>
        </draw:g>
        <draw:frame draw:style-name="gr13" draw:text-style-name="P1" draw:layer="layout" svg:width="0.25cm" svg:height="0.475cm" svg:x="1.564cm" svg:y="9.544cm">
          <draw:image xlink:href="Pictures/10000201000001A400000320D6DB8707.png" xlink:type="simple" xlink:show="embed" xlink:actuate="onLoad">
            <text:p/>
          </draw:image>
        </draw:frame>
        <draw:line draw:style-name="gr4" draw:text-style-name="P1" draw:layer="layout" svg:x1="1.818cm" svg:y1="10.066cm" svg:x2="7.318cm" svg:y2="10.066cm">
          <text:p/>
        </draw:line>
        <draw:g>
          <draw:custom-shape draw:style-name="gr14" draw:text-style-name="P9" draw:layer="layout" svg:width="0.95cm" svg:height="0.43cm" svg:x="2.818cm" svg:y="7.625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5.318cm" svg:y="7.625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4.07cm" svg:y="7.625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 draw:text-style-name="P1" draw:layer="layout" svg:x1="20.908cm" svg:y1="20.826cm" svg:x2="1.309cm" svg:y2="20.826cm">
          <text:p/>
        </draw:line>
        <draw:frame draw:style-name="gr13" draw:text-style-name="P1" draw:layer="layout" svg:width="0.525cm" svg:height="0.525cm" svg:x="1.44cm" svg:y="8.831cm">
          <draw:image xlink:href="Pictures/1000020100000100000001009A0A6AD0.png" xlink:type="simple" xlink:show="embed" xlink:actuate="onLoad">
            <text:p/>
          </draw:image>
        </draw:frame>
        <draw:line draw:style-name="gr4" draw:text-style-name="P1" draw:layer="layout" svg:x1="1.818cm" svg:y1="9.375cm" svg:x2="4.318cm" svg:y2="9.375cm">
          <text:p/>
        </draw:line>
        <draw:frame draw:style-name="gr15" draw:text-style-name="P2" draw:layer="layout" svg:width="1.429cm" svg:height="0.569cm" svg:x="1.914cm" svg:y="8.883cm">
          <draw:text-box>
            <text:p><text:span text:style-name="T1">Service</text:span></text:p>
          </draw:text-box>
        </draw:frame>
        <draw:frame draw:style-name="gr3" draw:text-style-name="P10" draw:layer="layout" svg:width="0.773cm" svg:height="0.569cm" svg:x="3.693cm" svg:y="8.854cm">
          <draw:text-box>
            <text:p><text:span text:style-name="T7">°</text:span><text:span text:style-name="T8">C</text:span></text:p>
          </draw:text-box>
        </draw:frame>
        <draw:line draw:style-name="gr4" draw:text-style-name="P1" draw:layer="layout" svg:x1="1.818cm" svg:y1="10.75cm" svg:x2="7.318cm" svg:y2="10.75cm">
          <text:p/>
        </draw:line>
        <draw:custom-shape draw:style-name="gr2" draw:text-style-name="P1" draw:layer="layout" svg:width="3.625cm" svg:height="3.625cm" svg:x="9.00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7.693cm" svg:y="2.125cm">
          <draw:text-box>
            <text:p><text:span text:style-name="T1">Nom</text:span></text:p>
          </draw:text-box>
        </draw:frame>
        <draw:line draw:style-name="gr4" draw:text-style-name="P1" draw:layer="layout" svg:x1="7.963cm" svg:y1="2.622cm" svg:x2="13.588cm" svg:y2="2.622cm">
          <text:p/>
        </draw:line>
        <draw:frame draw:style-name="gr3" draw:text-style-name="P2" draw:layer="layout" svg:width="1.471cm" svg:height="0.569cm" svg:x="7.705cm" svg:y="2.721cm">
          <draw:text-box>
            <text:p><text:span text:style-name="T1">Cépage</text:span></text:p>
          </draw:text-box>
        </draw:frame>
        <draw:line draw:style-name="gr4" draw:text-style-name="P1" draw:layer="layout" svg:x1="7.963cm" svg:y1="3.22cm" svg:x2="13.588cm" svg:y2="3.22cm">
          <text:p/>
        </draw:line>
        <draw:frame draw:style-name="gr3" draw:text-style-name="P2" draw:layer="layout" svg:width="1.73cm" svg:height="0.569cm" svg:x="7.713cm" svg:y="3.955cm">
          <draw:text-box>
            <text:p><text:span text:style-name="T1">Millésime</text:span></text:p>
          </draw:text-box>
        </draw:frame>
        <draw:line draw:style-name="gr4" draw:text-style-name="P1" draw:layer="layout" svg:x1="7.953cm" svg:y1="4.448cm" svg:x2="9.464cm" svg:y2="4.448cm">
          <text:p/>
        </draw:line>
        <draw:g>
          <draw:frame draw:style-name="gr6" draw:text-style-name="P3" draw:layer="layout" svg:width="1.239cm" svg:height="0.569cm" svg:x="7.694cm" svg:y="10.806cm">
            <draw:text-box>
              <text:p><text:span text:style-name="T2">Léger</text:span></text:p>
            </draw:text-box>
          </draw:frame>
          <draw:frame draw:style-name="gr7" draw:text-style-name="P4" draw:layer="layout" svg:width="1.277cm" svg:height="0.569cm" svg:x="12.561cm" svg:y="10.806cm">
            <draw:text-box>
              <text:p><text:span text:style-name="T2">Corsé</text:span></text:p>
            </draw:text-box>
          </draw:frame>
          <draw:line draw:style-name="gr8" draw:text-style-name="P1" draw:layer="layout" svg:x1="8.929cm" svg:y1="11.101cm" svg:x2="12.554cm" svg:y2="11.101cm">
            <text:p/>
          </draw:line>
          <draw:custom-shape draw:style-name="gr9" draw:text-style-name="P1" draw:layer="layout" svg:width="0.375cm" svg:height="0.375cm" svg:x="9.17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92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9.86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0.55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24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7.714cm" svg:y="3.327cm">
          <draw:text-box>
            <text:p><text:span text:style-name="T1">Pays</text:span></text:p>
          </draw:text-box>
        </draw:frame>
        <draw:line draw:style-name="gr4" draw:text-style-name="P1" draw:layer="layout" svg:x1="7.948cm" svg:y1="3.825cm" svg:x2="13.573cm" svg:y2="3.825cm">
          <text:p/>
        </draw:line>
        <draw:line draw:style-name="gr10" draw:text-style-name="P1" draw:layer="layout" svg:x1="9.695cm" svg:y1="5.07cm" svg:x2="11.945cm" svg:y2="5.07cm">
          <text:p/>
        </draw:line>
        <draw:frame draw:style-name="gr11" draw:text-style-name="P6" draw:layer="layout" svg:width="1.5cm" svg:height="0.489cm" svg:x="10.07cm" svg:y="4.695cm">
          <draw:text-box>
            <text:p text:style-name="P5"><text:span text:style-name="T3">Couper ici</text:span></text:p>
          </draw:text-box>
        </draw:frame>
        <draw:frame draw:style-name="gr12" draw:text-style-name="P8" draw:layer="layout" svg:width="3.682cm" svg:height="0.489cm" draw:transform="rotate (1.5707963267946) translate (13.523cm 11.057cm)">
          <draw:text-box>
            <text:p text:style-name="P7"><text:span text:style-name="T4">V1.4 <text:s text:c="2"/>©</text:span><text:span text:style-name="T5"> Nicolas Marchildon 2011</text:span></text:p>
          </draw:text-box>
        </draw:frame>
        <draw:g>
          <draw:frame draw:style-name="gr6" draw:text-style-name="P3" draw:layer="layout" svg:width="1.192cm" svg:height="0.569cm" svg:x="7.987cm" svg:y="8.167cm">
            <draw:text-box>
              <text:p><text:span text:style-name="T2">Boire</text:span></text:p>
            </draw:text-box>
          </draw:frame>
          <draw:frame draw:style-name="gr3" draw:text-style-name="P2" draw:layer="layout" svg:width="1.323cm" svg:height="0.569cm" svg:x="8.915cm" svg:y="8.181cm">
            <draw:text-box>
              <text:p><text:span text:style-name="T1">Année</text:span></text:p>
            </draw:text-box>
          </draw:frame>
          <draw:line draw:style-name="gr4" draw:text-style-name="P1" draw:layer="layout" svg:x1="9.04cm" svg:y1="8.677cm" svg:x2="11.57cm" svg:y2="8.677cm">
            <text:p/>
          </draw:line>
          <draw:frame draw:style-name="gr13" draw:text-style-name="P1" draw:layer="layout" svg:width="0.25cm" svg:height="0.5cm" svg:x="7.838cm" svg:y="8.191cm">
            <draw:image xlink:href="Pictures/20000007000012450000352F90BC1072.svm" xlink:type="simple" xlink:show="embed" xlink:actuate="onLoad">
              <text:p/>
            </draw:image>
          </draw:frame>
        </draw:g>
        <draw:g>
          <draw:g>
            <draw:frame draw:style-name="gr3" draw:text-style-name="P2" draw:layer="layout" svg:width="1.002cm" svg:height="0.569cm" svg:x="11.833cm" svg:y="8.182cm">
              <draw:text-box>
                <text:p><text:span text:style-name="T1">Prix</text:span></text:p>
              </draw:text-box>
            </draw:frame>
            <draw:line draw:style-name="gr4" draw:text-style-name="P1" draw:layer="layout" svg:x1="12.094cm" svg:y1="8.672cm" svg:x2="13.344cm" svg:y2="8.672cm">
              <text:p/>
            </draw:line>
          </draw:g>
          <draw:frame draw:style-name="gr6" draw:text-style-name="P4" draw:layer="layout" svg:width="0.663cm" svg:height="0.569cm" svg:x="12.901cm" svg:y="8.178cm">
            <draw:text-box>
              <text:p><text:span text:style-name="T2">$</text:span></text:p>
            </draw:text-box>
          </draw:frame>
        </draw:g>
        <draw:frame draw:style-name="gr13" draw:text-style-name="P1" draw:layer="layout" svg:width="0.25cm" svg:height="0.475cm" svg:x="7.834cm" svg:y="9.544cm">
          <draw:image xlink:href="Pictures/10000201000001A400000320D6DB8707.png" xlink:type="simple" xlink:show="embed" xlink:actuate="onLoad">
            <text:p/>
          </draw:image>
        </draw:frame>
        <draw:line draw:style-name="gr4" draw:text-style-name="P1" draw:layer="layout" svg:x1="8.088cm" svg:y1="10.066cm" svg:x2="13.588cm" svg:y2="10.066cm">
          <text:p/>
        </draw:line>
        <draw:g>
          <draw:custom-shape draw:style-name="gr14" draw:text-style-name="P9" draw:layer="layout" svg:width="0.95cm" svg:height="0.43cm" svg:x="9.088cm" svg:y="7.625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11.588cm" svg:y="7.625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10.34cm" svg:y="7.625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3" draw:text-style-name="P1" draw:layer="layout" svg:width="0.525cm" svg:height="0.525cm" svg:x="7.71cm" svg:y="8.831cm">
          <draw:image xlink:href="Pictures/1000020100000100000001009A0A6AD0.png" xlink:type="simple" xlink:show="embed" xlink:actuate="onLoad">
            <text:p/>
          </draw:image>
        </draw:frame>
        <draw:line draw:style-name="gr4" draw:text-style-name="P1" draw:layer="layout" svg:x1="8.088cm" svg:y1="9.375cm" svg:x2="10.588cm" svg:y2="9.375cm">
          <text:p/>
        </draw:line>
        <draw:frame draw:style-name="gr15" draw:text-style-name="P2" draw:layer="layout" svg:width="1.429cm" svg:height="0.569cm" svg:x="8.184cm" svg:y="8.883cm">
          <draw:text-box>
            <text:p><text:span text:style-name="T1">Service</text:span></text:p>
          </draw:text-box>
        </draw:frame>
        <draw:frame draw:style-name="gr3" draw:text-style-name="P10" draw:layer="layout" svg:width="0.773cm" svg:height="0.569cm" svg:x="9.963cm" svg:y="8.854cm">
          <draw:text-box>
            <text:p><text:span text:style-name="T7">°</text:span><text:span text:style-name="T8">C</text:span></text:p>
          </draw:text-box>
        </draw:frame>
        <draw:line draw:style-name="gr4" draw:text-style-name="P1" draw:layer="layout" svg:x1="8.088cm" svg:y1="10.75cm" svg:x2="13.588cm" svg:y2="10.75cm">
          <text:p/>
        </draw:line>
        <draw:custom-shape draw:style-name="gr2" draw:text-style-name="P1" draw:layer="layout" svg:width="3.625cm" svg:height="3.625cm" svg:x="15.439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4.124cm" svg:y="2.125cm">
          <draw:text-box>
            <text:p><text:span text:style-name="T1">Nom</text:span></text:p>
          </draw:text-box>
        </draw:frame>
        <draw:line draw:style-name="gr4" draw:text-style-name="P1" draw:layer="layout" svg:x1="14.394cm" svg:y1="2.622cm" svg:x2="20.019cm" svg:y2="2.622cm">
          <text:p/>
        </draw:line>
        <draw:frame draw:style-name="gr3" draw:text-style-name="P2" draw:layer="layout" svg:width="1.471cm" svg:height="0.569cm" svg:x="14.136cm" svg:y="2.721cm">
          <draw:text-box>
            <text:p><text:span text:style-name="T1">Cépage</text:span></text:p>
          </draw:text-box>
        </draw:frame>
        <draw:line draw:style-name="gr4" draw:text-style-name="P1" draw:layer="layout" svg:x1="14.394cm" svg:y1="3.22cm" svg:x2="20.019cm" svg:y2="3.22cm">
          <text:p/>
        </draw:line>
        <draw:frame draw:style-name="gr3" draw:text-style-name="P2" draw:layer="layout" svg:width="1.73cm" svg:height="0.569cm" svg:x="14.144cm" svg:y="3.955cm">
          <draw:text-box>
            <text:p><text:span text:style-name="T1">Millésime</text:span></text:p>
          </draw:text-box>
        </draw:frame>
        <draw:line draw:style-name="gr4" draw:text-style-name="P1" draw:layer="layout" svg:x1="14.384cm" svg:y1="4.448cm" svg:x2="15.895cm" svg:y2="4.448cm">
          <text:p/>
        </draw:line>
        <draw:g>
          <draw:frame draw:style-name="gr6" draw:text-style-name="P3" draw:layer="layout" svg:width="1.239cm" svg:height="0.569cm" svg:x="14.125cm" svg:y="10.806cm">
            <draw:text-box>
              <text:p><text:span text:style-name="T2">Léger</text:span></text:p>
            </draw:text-box>
          </draw:frame>
          <draw:frame draw:style-name="gr7" draw:text-style-name="P4" draw:layer="layout" svg:width="1.277cm" svg:height="0.569cm" svg:x="18.992cm" svg:y="10.806cm">
            <draw:text-box>
              <text:p><text:span text:style-name="T2">Corsé</text:span></text:p>
            </draw:text-box>
          </draw:frame>
          <draw:line draw:style-name="gr8" draw:text-style-name="P1" draw:layer="layout" svg:x1="15.36cm" svg:y1="11.101cm" svg:x2="18.985cm" svg:y2="11.101cm">
            <text:p/>
          </draw:line>
          <draw:custom-shape draw:style-name="gr9" draw:text-style-name="P1" draw:layer="layout" svg:width="0.375cm" svg:height="0.375cm" svg:x="15.61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8.36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298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98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675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145cm" svg:y="3.327cm">
          <draw:text-box>
            <text:p><text:span text:style-name="T1">Pays</text:span></text:p>
          </draw:text-box>
        </draw:frame>
        <draw:line draw:style-name="gr4" draw:text-style-name="P1" draw:layer="layout" svg:x1="14.379cm" svg:y1="3.825cm" svg:x2="20.004cm" svg:y2="3.825cm">
          <text:p/>
        </draw:line>
        <draw:line draw:style-name="gr10" draw:text-style-name="P1" draw:layer="layout" svg:x1="16.126cm" svg:y1="5.07cm" svg:x2="18.376cm" svg:y2="5.07cm">
          <text:p/>
        </draw:line>
        <draw:frame draw:style-name="gr11" draw:text-style-name="P6" draw:layer="layout" svg:width="1.5cm" svg:height="0.489cm" svg:x="16.501cm" svg:y="4.695cm">
          <draw:text-box>
            <text:p text:style-name="P5"><text:span text:style-name="T3">Couper ici</text:span></text:p>
          </draw:text-box>
        </draw:frame>
        <draw:frame draw:style-name="gr12" draw:text-style-name="P8" draw:layer="layout" svg:width="3.682cm" svg:height="0.489cm" draw:transform="rotate (1.5707963267946) translate (19.954cm 11.057cm)">
          <draw:text-box>
            <text:p text:style-name="P7"><text:span text:style-name="T4">V1.4 <text:s text:c="2"/>©</text:span><text:span text:style-name="T5"> Nicolas Marchildon 2011</text:span></text:p>
          </draw:text-box>
        </draw:frame>
        <draw:g>
          <draw:frame draw:style-name="gr6" draw:text-style-name="P3" draw:layer="layout" svg:width="1.192cm" svg:height="0.569cm" svg:x="14.418cm" svg:y="8.167cm">
            <draw:text-box>
              <text:p><text:span text:style-name="T2">Boire</text:span></text:p>
            </draw:text-box>
          </draw:frame>
          <draw:frame draw:style-name="gr3" draw:text-style-name="P2" draw:layer="layout" svg:width="1.323cm" svg:height="0.569cm" svg:x="15.346cm" svg:y="8.181cm">
            <draw:text-box>
              <text:p><text:span text:style-name="T1">Année</text:span></text:p>
            </draw:text-box>
          </draw:frame>
          <draw:line draw:style-name="gr4" draw:text-style-name="P1" draw:layer="layout" svg:x1="15.471cm" svg:y1="8.677cm" svg:x2="18.001cm" svg:y2="8.677cm">
            <text:p/>
          </draw:line>
          <draw:frame draw:style-name="gr13" draw:text-style-name="P1" draw:layer="layout" svg:width="0.25cm" svg:height="0.5cm" svg:x="14.269cm" svg:y="8.191cm">
            <draw:image xlink:href="Pictures/20000007000012450000352F90BC1072.svm" xlink:type="simple" xlink:show="embed" xlink:actuate="onLoad">
              <text:p/>
            </draw:image>
          </draw:frame>
        </draw:g>
        <draw:g>
          <draw:g>
            <draw:frame draw:style-name="gr3" draw:text-style-name="P2" draw:layer="layout" svg:width="1.002cm" svg:height="0.569cm" svg:x="18.264cm" svg:y="8.182cm">
              <draw:text-box>
                <text:p><text:span text:style-name="T1">Prix</text:span></text:p>
              </draw:text-box>
            </draw:frame>
            <draw:line draw:style-name="gr4" draw:text-style-name="P1" draw:layer="layout" svg:x1="18.525cm" svg:y1="8.672cm" svg:x2="19.775cm" svg:y2="8.672cm">
              <text:p/>
            </draw:line>
          </draw:g>
          <draw:frame draw:style-name="gr6" draw:text-style-name="P4" draw:layer="layout" svg:width="0.663cm" svg:height="0.569cm" svg:x="19.332cm" svg:y="8.178cm">
            <draw:text-box>
              <text:p><text:span text:style-name="T2">$</text:span></text:p>
            </draw:text-box>
          </draw:frame>
        </draw:g>
        <draw:frame draw:style-name="gr13" draw:text-style-name="P1" draw:layer="layout" svg:width="0.25cm" svg:height="0.475cm" svg:x="14.265cm" svg:y="9.544cm">
          <draw:image xlink:href="Pictures/10000201000001A400000320D6DB8707.png" xlink:type="simple" xlink:show="embed" xlink:actuate="onLoad">
            <text:p/>
          </draw:image>
        </draw:frame>
        <draw:line draw:style-name="gr4" draw:text-style-name="P1" draw:layer="layout" svg:x1="14.519cm" svg:y1="10.066cm" svg:x2="20.019cm" svg:y2="10.066cm">
          <text:p/>
        </draw:line>
        <draw:g>
          <draw:custom-shape draw:style-name="gr14" draw:text-style-name="P9" draw:layer="layout" svg:width="0.95cm" svg:height="0.43cm" svg:x="15.519cm" svg:y="7.625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18.019cm" svg:y="7.625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16.771cm" svg:y="7.625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3" draw:text-style-name="P1" draw:layer="layout" svg:width="0.525cm" svg:height="0.525cm" svg:x="14.141cm" svg:y="8.831cm">
          <draw:image xlink:href="Pictures/1000020100000100000001009A0A6AD0.png" xlink:type="simple" xlink:show="embed" xlink:actuate="onLoad">
            <text:p/>
          </draw:image>
        </draw:frame>
        <draw:line draw:style-name="gr4" draw:text-style-name="P1" draw:layer="layout" svg:x1="14.519cm" svg:y1="9.375cm" svg:x2="17.019cm" svg:y2="9.375cm">
          <text:p/>
        </draw:line>
        <draw:frame draw:style-name="gr15" draw:text-style-name="P2" draw:layer="layout" svg:width="1.429cm" svg:height="0.569cm" svg:x="14.615cm" svg:y="8.883cm">
          <draw:text-box>
            <text:p><text:span text:style-name="T1">Service</text:span></text:p>
          </draw:text-box>
        </draw:frame>
        <draw:frame draw:style-name="gr3" draw:text-style-name="P10" draw:layer="layout" svg:width="0.773cm" svg:height="0.569cm" svg:x="16.394cm" svg:y="8.854cm">
          <draw:text-box>
            <text:p><text:span text:style-name="T7">°</text:span><text:span text:style-name="T8">C</text:span></text:p>
          </draw:text-box>
        </draw:frame>
        <draw:line draw:style-name="gr4" draw:text-style-name="P1" draw:layer="layout" svg:x1="14.519cm" svg:y1="10.75cm" svg:x2="20.019cm" svg:y2="10.75cm">
          <text:p/>
        </draw:line>
        <draw:custom-shape draw:style-name="gr2" draw:text-style-name="P1" draw:layer="layout" svg:width="3.625cm" svg:height="3.625cm" svg:x="2.68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374cm" svg:y="11.5cm">
          <draw:text-box>
            <text:p><text:span text:style-name="T1">Nom</text:span></text:p>
          </draw:text-box>
        </draw:frame>
        <draw:line draw:style-name="gr4" draw:text-style-name="P1" draw:layer="layout" svg:x1="1.644cm" svg:y1="11.997cm" svg:x2="7.269cm" svg:y2="11.997cm">
          <text:p/>
        </draw:line>
        <draw:frame draw:style-name="gr3" draw:text-style-name="P2" draw:layer="layout" svg:width="1.471cm" svg:height="0.569cm" svg:x="1.386cm" svg:y="12.096cm">
          <draw:text-box>
            <text:p><text:span text:style-name="T1">Cépage</text:span></text:p>
          </draw:text-box>
        </draw:frame>
        <draw:line draw:style-name="gr4" draw:text-style-name="P1" draw:layer="layout" svg:x1="1.644cm" svg:y1="12.595cm" svg:x2="7.269cm" svg:y2="12.595cm">
          <text:p/>
        </draw:line>
        <draw:frame draw:style-name="gr3" draw:text-style-name="P2" draw:layer="layout" svg:width="1.73cm" svg:height="0.569cm" svg:x="1.394cm" svg:y="13.33cm">
          <draw:text-box>
            <text:p><text:span text:style-name="T1">Millésime</text:span></text:p>
          </draw:text-box>
        </draw:frame>
        <draw:line draw:style-name="gr4" draw:text-style-name="P1" draw:layer="layout" svg:x1="1.634cm" svg:y1="13.823cm" svg:x2="3.145cm" svg:y2="13.823cm">
          <text:p/>
        </draw:line>
        <draw:g>
          <draw:frame draw:style-name="gr6" draw:text-style-name="P3" draw:layer="layout" svg:width="1.239cm" svg:height="0.569cm" svg:x="1.375cm" svg:y="20.181cm">
            <draw:text-box>
              <text:p><text:span text:style-name="T2">Léger</text:span></text:p>
            </draw:text-box>
          </draw:frame>
          <draw:frame draw:style-name="gr7" draw:text-style-name="P4" draw:layer="layout" svg:width="1.277cm" svg:height="0.569cm" svg:x="6.242cm" svg:y="20.181cm">
            <draw:text-box>
              <text:p><text:span text:style-name="T2">Corsé</text:span></text:p>
            </draw:text-box>
          </draw:frame>
          <draw:line draw:style-name="gr8" draw:text-style-name="P1" draw:layer="layout" svg:x1="2.61cm" svg:y1="20.476cm" svg:x2="6.235cm" svg:y2="20.476cm">
            <text:p/>
          </draw:line>
          <draw:custom-shape draw:style-name="gr9" draw:text-style-name="P1" draw:layer="layout" svg:width="0.375cm" svg:height="0.375cm" svg:x="2.8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3.54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23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92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395cm" svg:y="12.702cm">
          <draw:text-box>
            <text:p><text:span text:style-name="T1">Pays</text:span></text:p>
          </draw:text-box>
        </draw:frame>
        <draw:line draw:style-name="gr4" draw:text-style-name="P1" draw:layer="layout" svg:x1="1.629cm" svg:y1="13.2cm" svg:x2="7.254cm" svg:y2="13.2cm">
          <text:p/>
        </draw:line>
        <draw:line draw:style-name="gr10" draw:text-style-name="P1" draw:layer="layout" svg:x1="3.376cm" svg:y1="14.445cm" svg:x2="5.626cm" svg:y2="14.445cm">
          <text:p/>
        </draw:line>
        <draw:frame draw:style-name="gr11" draw:text-style-name="P6" draw:layer="layout" svg:width="1.5cm" svg:height="0.489cm" svg:x="3.751cm" svg:y="14.07cm">
          <draw:text-box>
            <text:p text:style-name="P5"><text:span text:style-name="T3">Couper ici</text:span></text:p>
          </draw:text-box>
        </draw:frame>
        <draw:frame draw:style-name="gr12" draw:text-style-name="P8" draw:layer="layout" svg:width="3.682cm" svg:height="0.489cm" draw:transform="rotate (1.5707963267946) translate (7.204cm 20.432cm)">
          <draw:text-box>
            <text:p text:style-name="P7"><text:span text:style-name="T4">V1.4 <text:s text:c="2"/>©</text:span><text:span text:style-name="T5"> Nicolas Marchildon 2011</text:span></text:p>
          </draw:text-box>
        </draw:frame>
        <draw:g>
          <draw:frame draw:style-name="gr6" draw:text-style-name="P3" draw:layer="layout" svg:width="1.192cm" svg:height="0.569cm" svg:x="1.668cm" svg:y="17.542cm">
            <draw:text-box>
              <text:p><text:span text:style-name="T2">Boire</text:span></text:p>
            </draw:text-box>
          </draw:frame>
          <draw:frame draw:style-name="gr3" draw:text-style-name="P2" draw:layer="layout" svg:width="1.323cm" svg:height="0.569cm" svg:x="2.596cm" svg:y="17.556cm">
            <draw:text-box>
              <text:p><text:span text:style-name="T1">Année</text:span></text:p>
            </draw:text-box>
          </draw:frame>
          <draw:line draw:style-name="gr4" draw:text-style-name="P1" draw:layer="layout" svg:x1="2.721cm" svg:y1="18.052cm" svg:x2="5.251cm" svg:y2="18.052cm">
            <text:p/>
          </draw:line>
          <draw:frame draw:style-name="gr13" draw:text-style-name="P1" draw:layer="layout" svg:width="0.25cm" svg:height="0.5cm" svg:x="1.519cm" svg:y="17.566cm">
            <draw:image xlink:href="Pictures/20000007000012450000352F90BC1072.svm" xlink:type="simple" xlink:show="embed" xlink:actuate="onLoad">
              <text:p/>
            </draw:image>
          </draw:frame>
        </draw:g>
        <draw:g>
          <draw:g>
            <draw:frame draw:style-name="gr3" draw:text-style-name="P2" draw:layer="layout" svg:width="1.002cm" svg:height="0.569cm" svg:x="5.514cm" svg:y="17.557cm">
              <draw:text-box>
                <text:p><text:span text:style-name="T1">Prix</text:span></text:p>
              </draw:text-box>
            </draw:frame>
            <draw:line draw:style-name="gr4" draw:text-style-name="P1" draw:layer="layout" svg:x1="5.775cm" svg:y1="18.047cm" svg:x2="7.025cm" svg:y2="18.047cm">
              <text:p/>
            </draw:line>
          </draw:g>
          <draw:frame draw:style-name="gr6" draw:text-style-name="P4" draw:layer="layout" svg:width="0.663cm" svg:height="0.569cm" svg:x="6.582cm" svg:y="17.553cm">
            <draw:text-box>
              <text:p><text:span text:style-name="T2">$</text:span></text:p>
            </draw:text-box>
          </draw:frame>
        </draw:g>
        <draw:frame draw:style-name="gr13" draw:text-style-name="P1" draw:layer="layout" svg:width="0.25cm" svg:height="0.475cm" svg:x="1.515cm" svg:y="18.919cm">
          <draw:image xlink:href="Pictures/10000201000001A400000320D6DB8707.png" xlink:type="simple" xlink:show="embed" xlink:actuate="onLoad">
            <text:p/>
          </draw:image>
        </draw:frame>
        <draw:line draw:style-name="gr4" draw:text-style-name="P1" draw:layer="layout" svg:x1="1.769cm" svg:y1="19.441cm" svg:x2="7.269cm" svg:y2="19.441cm">
          <text:p/>
        </draw:line>
        <draw:g>
          <draw:custom-shape draw:style-name="gr14" draw:text-style-name="P9" draw:layer="layout" svg:width="0.95cm" svg:height="0.43cm" svg:x="2.769cm" svg:y="17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5.269cm" svg:y="17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4.021cm" svg:y="17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3" draw:text-style-name="P1" draw:layer="layout" svg:width="0.525cm" svg:height="0.525cm" svg:x="1.391cm" svg:y="18.206cm">
          <draw:image xlink:href="Pictures/1000020100000100000001009A0A6AD0.png" xlink:type="simple" xlink:show="embed" xlink:actuate="onLoad">
            <text:p/>
          </draw:image>
        </draw:frame>
        <draw:line draw:style-name="gr4" draw:text-style-name="P1" draw:layer="layout" svg:x1="1.769cm" svg:y1="18.75cm" svg:x2="4.269cm" svg:y2="18.75cm">
          <text:p/>
        </draw:line>
        <draw:frame draw:style-name="gr15" draw:text-style-name="P2" draw:layer="layout" svg:width="1.429cm" svg:height="0.569cm" svg:x="1.865cm" svg:y="18.258cm">
          <draw:text-box>
            <text:p><text:span text:style-name="T1">Service</text:span></text:p>
          </draw:text-box>
        </draw:frame>
        <draw:frame draw:style-name="gr3" draw:text-style-name="P10" draw:layer="layout" svg:width="0.773cm" svg:height="0.569cm" svg:x="3.644cm" svg:y="18.229cm">
          <draw:text-box>
            <text:p><text:span text:style-name="T7">°</text:span><text:span text:style-name="T8">C</text:span></text:p>
          </draw:text-box>
        </draw:frame>
        <draw:line draw:style-name="gr4" draw:text-style-name="P1" draw:layer="layout" svg:x1="1.769cm" svg:y1="20.125cm" svg:x2="7.269cm" svg:y2="20.125cm">
          <text:p/>
        </draw:line>
        <draw:custom-shape draw:style-name="gr2" draw:text-style-name="P1" draw:layer="layout" svg:width="3.625cm" svg:height="3.625cm" svg:x="9.008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7.693cm" svg:y="11.5cm">
          <draw:text-box>
            <text:p><text:span text:style-name="T1">Nom</text:span></text:p>
          </draw:text-box>
        </draw:frame>
        <draw:line draw:style-name="gr4" draw:text-style-name="P1" draw:layer="layout" svg:x1="7.963cm" svg:y1="11.997cm" svg:x2="13.588cm" svg:y2="11.997cm">
          <text:p/>
        </draw:line>
        <draw:frame draw:style-name="gr3" draw:text-style-name="P2" draw:layer="layout" svg:width="1.471cm" svg:height="0.569cm" svg:x="7.705cm" svg:y="12.096cm">
          <draw:text-box>
            <text:p><text:span text:style-name="T1">Cépage</text:span></text:p>
          </draw:text-box>
        </draw:frame>
        <draw:line draw:style-name="gr4" draw:text-style-name="P1" draw:layer="layout" svg:x1="7.963cm" svg:y1="12.595cm" svg:x2="13.588cm" svg:y2="12.595cm">
          <text:p/>
        </draw:line>
        <draw:frame draw:style-name="gr3" draw:text-style-name="P2" draw:layer="layout" svg:width="1.73cm" svg:height="0.569cm" svg:x="7.713cm" svg:y="13.33cm">
          <draw:text-box>
            <text:p><text:span text:style-name="T1">Millésime</text:span></text:p>
          </draw:text-box>
        </draw:frame>
        <draw:line draw:style-name="gr4" draw:text-style-name="P1" draw:layer="layout" svg:x1="7.953cm" svg:y1="13.823cm" svg:x2="9.464cm" svg:y2="13.823cm">
          <text:p/>
        </draw:line>
        <draw:g>
          <draw:frame draw:style-name="gr6" draw:text-style-name="P3" draw:layer="layout" svg:width="1.239cm" svg:height="0.569cm" svg:x="7.694cm" svg:y="20.181cm">
            <draw:text-box>
              <text:p><text:span text:style-name="T2">Léger</text:span></text:p>
            </draw:text-box>
          </draw:frame>
          <draw:frame draw:style-name="gr7" draw:text-style-name="P4" draw:layer="layout" svg:width="1.277cm" svg:height="0.569cm" svg:x="12.561cm" svg:y="20.181cm">
            <draw:text-box>
              <text:p><text:span text:style-name="T2">Corsé</text:span></text:p>
            </draw:text-box>
          </draw:frame>
          <draw:line draw:style-name="gr8" draw:text-style-name="P1" draw:layer="layout" svg:x1="8.929cm" svg:y1="20.476cm" svg:x2="12.554cm" svg:y2="20.476cm">
            <text:p/>
          </draw:line>
          <draw:custom-shape draw:style-name="gr9" draw:text-style-name="P1" draw:layer="layout" svg:width="0.375cm" svg:height="0.375cm" svg:x="9.17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92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9.86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0.556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244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7.714cm" svg:y="12.702cm">
          <draw:text-box>
            <text:p><text:span text:style-name="T1">Pays</text:span></text:p>
          </draw:text-box>
        </draw:frame>
        <draw:line draw:style-name="gr4" draw:text-style-name="P1" draw:layer="layout" svg:x1="7.948cm" svg:y1="13.2cm" svg:x2="13.573cm" svg:y2="13.2cm">
          <text:p/>
        </draw:line>
        <draw:line draw:style-name="gr10" draw:text-style-name="P1" draw:layer="layout" svg:x1="9.695cm" svg:y1="14.445cm" svg:x2="11.945cm" svg:y2="14.445cm">
          <text:p/>
        </draw:line>
        <draw:frame draw:style-name="gr11" draw:text-style-name="P6" draw:layer="layout" svg:width="1.5cm" svg:height="0.489cm" svg:x="10.07cm" svg:y="14.07cm">
          <draw:text-box>
            <text:p text:style-name="P5"><text:span text:style-name="T3">Couper ici</text:span></text:p>
          </draw:text-box>
        </draw:frame>
        <draw:frame draw:style-name="gr12" draw:text-style-name="P8" draw:layer="layout" svg:width="3.682cm" svg:height="0.489cm" draw:transform="rotate (1.5707963267946) translate (13.523cm 20.432cm)">
          <draw:text-box>
            <text:p text:style-name="P7"><text:span text:style-name="T4">V1.4 <text:s text:c="2"/>©</text:span><text:span text:style-name="T5"> Nicolas Marchildon 2011</text:span></text:p>
          </draw:text-box>
        </draw:frame>
        <draw:g>
          <draw:frame draw:style-name="gr6" draw:text-style-name="P3" draw:layer="layout" svg:width="1.192cm" svg:height="0.569cm" svg:x="7.987cm" svg:y="17.542cm">
            <draw:text-box>
              <text:p><text:span text:style-name="T2">Boire</text:span></text:p>
            </draw:text-box>
          </draw:frame>
          <draw:frame draw:style-name="gr3" draw:text-style-name="P2" draw:layer="layout" svg:width="1.323cm" svg:height="0.569cm" svg:x="8.915cm" svg:y="17.556cm">
            <draw:text-box>
              <text:p><text:span text:style-name="T1">Année</text:span></text:p>
            </draw:text-box>
          </draw:frame>
          <draw:line draw:style-name="gr4" draw:text-style-name="P1" draw:layer="layout" svg:x1="9.04cm" svg:y1="18.052cm" svg:x2="11.57cm" svg:y2="18.052cm">
            <text:p/>
          </draw:line>
          <draw:frame draw:style-name="gr13" draw:text-style-name="P1" draw:layer="layout" svg:width="0.25cm" svg:height="0.5cm" svg:x="7.838cm" svg:y="17.566cm">
            <draw:image xlink:href="Pictures/20000007000012450000352F90BC1072.svm" xlink:type="simple" xlink:show="embed" xlink:actuate="onLoad">
              <text:p/>
            </draw:image>
          </draw:frame>
        </draw:g>
        <draw:g>
          <draw:g>
            <draw:frame draw:style-name="gr3" draw:text-style-name="P2" draw:layer="layout" svg:width="1.002cm" svg:height="0.569cm" svg:x="11.833cm" svg:y="17.557cm">
              <draw:text-box>
                <text:p><text:span text:style-name="T1">Prix</text:span></text:p>
              </draw:text-box>
            </draw:frame>
            <draw:line draw:style-name="gr4" draw:text-style-name="P1" draw:layer="layout" svg:x1="12.094cm" svg:y1="18.047cm" svg:x2="13.344cm" svg:y2="18.047cm">
              <text:p/>
            </draw:line>
          </draw:g>
          <draw:frame draw:style-name="gr6" draw:text-style-name="P4" draw:layer="layout" svg:width="0.663cm" svg:height="0.569cm" svg:x="12.901cm" svg:y="17.553cm">
            <draw:text-box>
              <text:p><text:span text:style-name="T2">$</text:span></text:p>
            </draw:text-box>
          </draw:frame>
        </draw:g>
        <draw:frame draw:style-name="gr13" draw:text-style-name="P1" draw:layer="layout" svg:width="0.25cm" svg:height="0.475cm" svg:x="7.834cm" svg:y="18.919cm">
          <draw:image xlink:href="Pictures/10000201000001A400000320D6DB8707.png" xlink:type="simple" xlink:show="embed" xlink:actuate="onLoad">
            <text:p/>
          </draw:image>
        </draw:frame>
        <draw:line draw:style-name="gr4" draw:text-style-name="P1" draw:layer="layout" svg:x1="8.088cm" svg:y1="19.441cm" svg:x2="13.588cm" svg:y2="19.441cm">
          <text:p/>
        </draw:line>
        <draw:g>
          <draw:custom-shape draw:style-name="gr14" draw:text-style-name="P9" draw:layer="layout" svg:width="0.95cm" svg:height="0.43cm" svg:x="9.088cm" svg:y="17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11.588cm" svg:y="17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10.34cm" svg:y="17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3" draw:text-style-name="P1" draw:layer="layout" svg:width="0.525cm" svg:height="0.525cm" svg:x="7.71cm" svg:y="18.206cm">
          <draw:image xlink:href="Pictures/1000020100000100000001009A0A6AD0.png" xlink:type="simple" xlink:show="embed" xlink:actuate="onLoad">
            <text:p/>
          </draw:image>
        </draw:frame>
        <draw:line draw:style-name="gr4" draw:text-style-name="P1" draw:layer="layout" svg:x1="8.088cm" svg:y1="18.75cm" svg:x2="10.588cm" svg:y2="18.75cm">
          <text:p/>
        </draw:line>
        <draw:frame draw:style-name="gr15" draw:text-style-name="P2" draw:layer="layout" svg:width="1.429cm" svg:height="0.569cm" svg:x="8.184cm" svg:y="18.258cm">
          <draw:text-box>
            <text:p><text:span text:style-name="T1">Service</text:span></text:p>
          </draw:text-box>
        </draw:frame>
        <draw:frame draw:style-name="gr3" draw:text-style-name="P10" draw:layer="layout" svg:width="0.773cm" svg:height="0.569cm" svg:x="9.963cm" svg:y="18.229cm">
          <draw:text-box>
            <text:p><text:span text:style-name="T7">°</text:span><text:span text:style-name="T8">C</text:span></text:p>
          </draw:text-box>
        </draw:frame>
        <draw:line draw:style-name="gr4" draw:text-style-name="P1" draw:layer="layout" svg:x1="8.088cm" svg:y1="20.125cm" svg:x2="13.588cm" svg:y2="20.125cm">
          <text:p/>
        </draw:line>
        <draw:custom-shape draw:style-name="gr2" draw:text-style-name="P1" draw:layer="layout" svg:width="3.625cm" svg:height="3.625cm" svg:x="15.43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4.124cm" svg:y="11.5cm">
          <draw:text-box>
            <text:p><text:span text:style-name="T1">Nom</text:span></text:p>
          </draw:text-box>
        </draw:frame>
        <draw:line draw:style-name="gr4" draw:text-style-name="P1" draw:layer="layout" svg:x1="14.394cm" svg:y1="11.997cm" svg:x2="20.019cm" svg:y2="11.997cm">
          <text:p/>
        </draw:line>
        <draw:frame draw:style-name="gr3" draw:text-style-name="P2" draw:layer="layout" svg:width="1.471cm" svg:height="0.569cm" svg:x="14.136cm" svg:y="12.096cm">
          <draw:text-box>
            <text:p><text:span text:style-name="T1">Cépage</text:span></text:p>
          </draw:text-box>
        </draw:frame>
        <draw:line draw:style-name="gr4" draw:text-style-name="P1" draw:layer="layout" svg:x1="14.394cm" svg:y1="12.595cm" svg:x2="20.019cm" svg:y2="12.595cm">
          <text:p/>
        </draw:line>
        <draw:frame draw:style-name="gr3" draw:text-style-name="P2" draw:layer="layout" svg:width="1.73cm" svg:height="0.569cm" svg:x="14.144cm" svg:y="13.33cm">
          <draw:text-box>
            <text:p><text:span text:style-name="T1">Millésime</text:span></text:p>
          </draw:text-box>
        </draw:frame>
        <draw:line draw:style-name="gr4" draw:text-style-name="P1" draw:layer="layout" svg:x1="14.384cm" svg:y1="13.823cm" svg:x2="15.895cm" svg:y2="13.823cm">
          <text:p/>
        </draw:line>
        <draw:g>
          <draw:frame draw:style-name="gr6" draw:text-style-name="P3" draw:layer="layout" svg:width="1.239cm" svg:height="0.569cm" svg:x="14.125cm" svg:y="20.181cm">
            <draw:text-box>
              <text:p><text:span text:style-name="T2">Léger</text:span></text:p>
            </draw:text-box>
          </draw:frame>
          <draw:frame draw:style-name="gr7" draw:text-style-name="P4" draw:layer="layout" svg:width="1.277cm" svg:height="0.569cm" svg:x="18.992cm" svg:y="20.181cm">
            <draw:text-box>
              <text:p><text:span text:style-name="T2">Corsé</text:span></text:p>
            </draw:text-box>
          </draw:frame>
          <draw:line draw:style-name="gr8" draw:text-style-name="P1" draw:layer="layout" svg:x1="15.36cm" svg:y1="20.476cm" svg:x2="18.985cm" svg:y2="20.476cm">
            <text:p/>
          </draw:line>
          <draw:custom-shape draw:style-name="gr9" draw:text-style-name="P1" draw:layer="layout" svg:width="0.375cm" svg:height="0.375cm" svg:x="1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8.3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29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98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67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145cm" svg:y="12.702cm">
          <draw:text-box>
            <text:p><text:span text:style-name="T1">Pays</text:span></text:p>
          </draw:text-box>
        </draw:frame>
        <draw:line draw:style-name="gr4" draw:text-style-name="P1" draw:layer="layout" svg:x1="14.379cm" svg:y1="13.2cm" svg:x2="20.004cm" svg:y2="13.2cm">
          <text:p/>
        </draw:line>
        <draw:line draw:style-name="gr10" draw:text-style-name="P1" draw:layer="layout" svg:x1="16.126cm" svg:y1="14.445cm" svg:x2="18.376cm" svg:y2="14.445cm">
          <text:p/>
        </draw:line>
        <draw:frame draw:style-name="gr11" draw:text-style-name="P6" draw:layer="layout" svg:width="1.5cm" svg:height="0.489cm" svg:x="16.501cm" svg:y="14.07cm">
          <draw:text-box>
            <text:p text:style-name="P5"><text:span text:style-name="T3">Couper ici</text:span></text:p>
          </draw:text-box>
        </draw:frame>
        <draw:frame draw:style-name="gr12" draw:text-style-name="P8" draw:layer="layout" svg:width="3.682cm" svg:height="0.489cm" draw:transform="rotate (1.5707963267946) translate (19.954cm 20.432cm)">
          <draw:text-box>
            <text:p text:style-name="P7"><text:span text:style-name="T4">V1.4 <text:s text:c="2"/>©</text:span><text:span text:style-name="T5"> Nicolas Marchildon 2011</text:span></text:p>
          </draw:text-box>
        </draw:frame>
        <draw:g>
          <draw:frame draw:style-name="gr6" draw:text-style-name="P3" draw:layer="layout" svg:width="1.192cm" svg:height="0.569cm" svg:x="14.418cm" svg:y="17.542cm">
            <draw:text-box>
              <text:p><text:span text:style-name="T2">Boire</text:span></text:p>
            </draw:text-box>
          </draw:frame>
          <draw:frame draw:style-name="gr3" draw:text-style-name="P2" draw:layer="layout" svg:width="1.323cm" svg:height="0.569cm" svg:x="15.346cm" svg:y="17.556cm">
            <draw:text-box>
              <text:p><text:span text:style-name="T1">Année</text:span></text:p>
            </draw:text-box>
          </draw:frame>
          <draw:line draw:style-name="gr4" draw:text-style-name="P1" draw:layer="layout" svg:x1="15.471cm" svg:y1="18.052cm" svg:x2="18.001cm" svg:y2="18.052cm">
            <text:p/>
          </draw:line>
          <draw:frame draw:style-name="gr13" draw:text-style-name="P1" draw:layer="layout" svg:width="0.25cm" svg:height="0.5cm" svg:x="14.269cm" svg:y="17.566cm">
            <draw:image xlink:href="Pictures/20000007000012450000352F90BC1072.svm" xlink:type="simple" xlink:show="embed" xlink:actuate="onLoad">
              <text:p/>
            </draw:image>
          </draw:frame>
        </draw:g>
        <draw:g>
          <draw:g>
            <draw:frame draw:style-name="gr3" draw:text-style-name="P2" draw:layer="layout" svg:width="1.002cm" svg:height="0.569cm" svg:x="18.264cm" svg:y="17.557cm">
              <draw:text-box>
                <text:p><text:span text:style-name="T1">Prix</text:span></text:p>
              </draw:text-box>
            </draw:frame>
            <draw:line draw:style-name="gr4" draw:text-style-name="P1" draw:layer="layout" svg:x1="18.525cm" svg:y1="18.047cm" svg:x2="19.775cm" svg:y2="18.047cm">
              <text:p/>
            </draw:line>
          </draw:g>
          <draw:frame draw:style-name="gr6" draw:text-style-name="P4" draw:layer="layout" svg:width="0.663cm" svg:height="0.569cm" svg:x="19.332cm" svg:y="17.553cm">
            <draw:text-box>
              <text:p><text:span text:style-name="T2">$</text:span></text:p>
            </draw:text-box>
          </draw:frame>
        </draw:g>
        <draw:frame draw:style-name="gr13" draw:text-style-name="P1" draw:layer="layout" svg:width="0.25cm" svg:height="0.475cm" svg:x="14.265cm" svg:y="18.919cm">
          <draw:image xlink:href="Pictures/10000201000001A400000320D6DB8707.png" xlink:type="simple" xlink:show="embed" xlink:actuate="onLoad">
            <text:p/>
          </draw:image>
        </draw:frame>
        <draw:line draw:style-name="gr4" draw:text-style-name="P1" draw:layer="layout" svg:x1="14.519cm" svg:y1="19.441cm" svg:x2="20.019cm" svg:y2="19.441cm">
          <text:p/>
        </draw:line>
        <draw:g>
          <draw:custom-shape draw:style-name="gr14" draw:text-style-name="P9" draw:layer="layout" svg:width="0.95cm" svg:height="0.43cm" svg:x="15.519cm" svg:y="17cm">
            <text:p text:style-name="P1"><text:span text:style-name="T6">Bla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5cm" svg:height="0.43cm" svg:x="18.019cm" svg:y="17cm">
            <text:p text:style-name="P1"><text:span text:style-name="T6">Ros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0.948cm" svg:height="0.43cm" svg:x="16.771cm" svg:y="17cm">
            <text:p text:style-name="P1"><text:span text:style-name="T6">Rou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3" draw:text-style-name="P1" draw:layer="layout" svg:width="0.525cm" svg:height="0.525cm" svg:x="14.141cm" svg:y="18.206cm">
          <draw:image xlink:href="Pictures/1000020100000100000001009A0A6AD0.png" xlink:type="simple" xlink:show="embed" xlink:actuate="onLoad">
            <text:p/>
          </draw:image>
        </draw:frame>
        <draw:line draw:style-name="gr4" draw:text-style-name="P1" draw:layer="layout" svg:x1="14.519cm" svg:y1="18.75cm" svg:x2="17.019cm" svg:y2="18.75cm">
          <text:p/>
        </draw:line>
        <draw:frame draw:style-name="gr15" draw:text-style-name="P2" draw:layer="layout" svg:width="1.429cm" svg:height="0.569cm" svg:x="14.615cm" svg:y="18.258cm">
          <draw:text-box>
            <text:p><text:span text:style-name="T1">Service</text:span></text:p>
          </draw:text-box>
        </draw:frame>
        <draw:frame draw:style-name="gr3" draw:text-style-name="P10" draw:layer="layout" svg:width="0.773cm" svg:height="0.569cm" svg:x="16.394cm" svg:y="18.229cm">
          <draw:text-box>
            <text:p><text:span text:style-name="T7">°</text:span><text:span text:style-name="T8">C</text:span></text:p>
          </draw:text-box>
        </draw:frame>
        <draw:line draw:style-name="gr4" draw:text-style-name="P1" draw:layer="layout" svg:x1="14.519cm" svg:y1="20.125cm" svg:x2="20.019cm" svg:y2="20.125cm">
          <text:p/>
        </draw:line>
      </draw:page>
      <draw:page draw:name="page2" draw:style-name="dp1" draw:master-page-name="Standard">
        <draw:custom-shape draw:style-name="gr1" draw:text-style-name="P1"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75cm" svg:y1="1cm" svg:x2="7.575cm" svg:y2="26.94cm">
          <text:p/>
        </draw:line>
        <draw:line draw:style-name="gr5" draw:text-style-name="P1" draw:layer="layout" svg:x1="20.79cm" svg:y1="11.425cm" svg:x2="1.191cm" svg:y2="11.425cm">
          <text:p/>
        </draw:line>
        <draw:line draw:style-name="gr5" draw:text-style-name="P1" draw:layer="layout" svg:x1="1.191cm" svg:y1="1cm" svg:x2="1.191cm" svg:y2="26.94cm">
          <text:p/>
        </draw:line>
        <draw:line draw:style-name="gr5" draw:text-style-name="P1" draw:layer="layout" svg:x1="20.781cm" svg:y1="2cm" svg:x2="1.182cm" svg:y2="2cm">
          <text:p/>
        </draw:line>
        <draw:line draw:style-name="gr5" draw:text-style-name="P1" draw:layer="layout" svg:x1="20.79cm" svg:y1="26.875cm" svg:x2="1.191cm" svg:y2="26.875cm">
          <text:p/>
        </draw:line>
        <draw:line draw:style-name="gr5" draw:text-style-name="P1" draw:layer="layout" svg:x1="13.95cm" svg:y1="1cm" svg:x2="13.95cm" svg:y2="26.94cm">
          <text:p/>
        </draw:line>
        <draw:line draw:style-name="gr5" draw:text-style-name="P1" draw:layer="layout" svg:x1="20.334cm" svg:y1="1cm" svg:x2="20.334cm" svg:y2="26.94cm">
          <text:p/>
        </draw:line>
        <draw:line draw:style-name="gr5" draw:text-style-name="P1" draw:layer="layout" svg:x1="20.79cm" svg:y1="20.826cm" svg:x2="1.191cm" svg:y2="20.826cm">
          <text:p/>
        </draw:line>
        <draw:g>
          <draw:line draw:style-name="gr8" draw:text-style-name="P1" draw:layer="layout" svg:x1="1.546cm" svg:y1="3.263cm" svg:x2="2.796cm" svg:y2="3.263cm">
            <text:p/>
          </draw:line>
          <draw:custom-shape draw:style-name="gr16" draw:text-style-name="P11" draw:layer="layout" svg:width="0.25cm" svg:height="0.25cm" svg:x="1.629cm" svg:y="3.129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76cm" svg:y="2.682cm">
            <draw:text-box>
              <text:p><text:span text:style-name="T2">Acidité</text:span></text:p>
            </draw:text-box>
          </draw:frame>
          <draw:line draw:style-name="gr8" draw:text-style-name="P1" draw:layer="layout" svg:x1="1.546cm" svg:y1="4.008cm" svg:x2="2.796cm" svg:y2="4.008cm">
            <text:p/>
          </draw:line>
          <draw:frame draw:style-name="gr6" draw:text-style-name="P3" draw:layer="layout" svg:width="1.213cm" svg:height="0.569cm" svg:x="1.542cm" svg:y="3.43cm">
            <draw:text-box>
              <text:p><text:span text:style-name="T2">Sucre</text:span></text:p>
            </draw:text-box>
          </draw:frame>
          <draw:frame draw:style-name="gr3" draw:text-style-name="P2" draw:layer="layout" svg:width="1.306cm" svg:height="0.569cm" svg:x="1.631cm" svg:y="2.141cm">
            <draw:text-box>
              <text:p><text:span text:style-name="T1">Alcool</text:span></text:p>
            </draw:text-box>
          </draw:frame>
          <draw:line draw:style-name="gr4" draw:text-style-name="P1" draw:layer="layout" svg:x1="1.814cm" svg:y1="2.622cm" svg:x2="2.881cm" svg:y2="2.622cm">
            <text:p/>
          </draw:line>
          <draw:frame draw:style-name="gr6" draw:text-style-name="P4" draw:layer="layout" svg:width="0.743cm" svg:height="0.569cm" svg:x="1.256cm" svg:y="2.176cm">
            <draw:text-box>
              <text:p><text:span text:style-name="T2">%</text:span></text:p>
            </draw:text-box>
          </draw:frame>
          <draw:custom-shape draw:style-name="gr16" draw:text-style-name="P11" draw:layer="layout" svg:width="0.25cm" svg:height="0.25cm" svg:x="2.052cm" svg:y="3.129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2.471cm" svg:y="3.129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629cm" svg:y="3.873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2.052cm" svg:y="3.873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2.471cm" svg:y="3.873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7.796cm" svg:y1="3.39cm" svg:x2="9.046cm" svg:y2="3.39cm">
            <text:p/>
          </draw:line>
          <draw:custom-shape draw:style-name="gr16" draw:text-style-name="P11" draw:layer="layout" svg:width="0.25cm" svg:height="0.25cm" svg:x="7.879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7.726cm" svg:y="2.809cm">
            <draw:text-box>
              <text:p><text:span text:style-name="T2">Acidité</text:span></text:p>
            </draw:text-box>
          </draw:frame>
          <draw:line draw:style-name="gr8" draw:text-style-name="P1" draw:layer="layout" svg:x1="7.796cm" svg:y1="4.135cm" svg:x2="9.046cm" svg:y2="4.135cm">
            <text:p/>
          </draw:line>
          <draw:frame draw:style-name="gr6" draw:text-style-name="P3" draw:layer="layout" svg:width="1.213cm" svg:height="0.569cm" svg:x="7.792cm" svg:y="3.557cm">
            <draw:text-box>
              <text:p><text:span text:style-name="T2">Sucre</text:span></text:p>
            </draw:text-box>
          </draw:frame>
          <draw:frame draw:style-name="gr3" draw:text-style-name="P2" draw:layer="layout" svg:width="1.306cm" svg:height="0.569cm" svg:x="7.881cm" svg:y="2.268cm">
            <draw:text-box>
              <text:p><text:span text:style-name="T1">Alcool</text:span></text:p>
            </draw:text-box>
          </draw:frame>
          <draw:line draw:style-name="gr4" draw:text-style-name="P1" draw:layer="layout" svg:x1="8.064cm" svg:y1="2.749cm" svg:x2="9.131cm" svg:y2="2.749cm">
            <text:p/>
          </draw:line>
          <draw:frame draw:style-name="gr6" draw:text-style-name="P4" draw:layer="layout" svg:width="0.743cm" svg:height="0.569cm" svg:x="7.506cm" svg:y="2.303cm">
            <draw:text-box>
              <text:p><text:span text:style-name="T2">%</text:span></text:p>
            </draw:text-box>
          </draw:frame>
          <draw:custom-shape draw:style-name="gr16" draw:text-style-name="P11" draw:layer="layout" svg:width="0.25cm" svg:height="0.25cm" svg:x="8.302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721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7.879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302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721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171cm" svg:y1="3.39cm" svg:x2="15.421cm" svg:y2="3.39cm">
            <text:p/>
          </draw:line>
          <draw:custom-shape draw:style-name="gr16" draw:text-style-name="P11" draw:layer="layout" svg:width="0.25cm" svg:height="0.25cm" svg:x="14.254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101cm" svg:y="2.809cm">
            <draw:text-box>
              <text:p><text:span text:style-name="T2">Acidité</text:span></text:p>
            </draw:text-box>
          </draw:frame>
          <draw:line draw:style-name="gr8" draw:text-style-name="P1" draw:layer="layout" svg:x1="14.171cm" svg:y1="4.135cm" svg:x2="15.421cm" svg:y2="4.135cm">
            <text:p/>
          </draw:line>
          <draw:frame draw:style-name="gr6" draw:text-style-name="P3" draw:layer="layout" svg:width="1.213cm" svg:height="0.569cm" svg:x="14.167cm" svg:y="3.557cm">
            <draw:text-box>
              <text:p><text:span text:style-name="T2">Sucre</text:span></text:p>
            </draw:text-box>
          </draw:frame>
          <draw:frame draw:style-name="gr3" draw:text-style-name="P2" draw:layer="layout" svg:width="1.306cm" svg:height="0.569cm" svg:x="14.256cm" svg:y="2.268cm">
            <draw:text-box>
              <text:p><text:span text:style-name="T1">Alcool</text:span></text:p>
            </draw:text-box>
          </draw:frame>
          <draw:line draw:style-name="gr4" draw:text-style-name="P1" draw:layer="layout" svg:x1="14.439cm" svg:y1="2.749cm" svg:x2="15.506cm" svg:y2="2.749cm">
            <text:p/>
          </draw:line>
          <draw:frame draw:style-name="gr6" draw:text-style-name="P4" draw:layer="layout" svg:width="0.743cm" svg:height="0.569cm" svg:x="13.881cm" svg:y="2.303cm">
            <draw:text-box>
              <text:p><text:span text:style-name="T2">%</text:span></text:p>
            </draw:text-box>
          </draw:frame>
          <draw:custom-shape draw:style-name="gr16" draw:text-style-name="P11" draw:layer="layout" svg:width="0.25cm" svg:height="0.25cm" svg:x="14.677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5.096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4.254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4.677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5.096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3" draw:text-style-name="P1" draw:layer="layout" svg:width="0.503cm" svg:height="0.503cm" svg:x="1.45cm" svg:y="8.423cm">
            <draw:image xlink:href="Pictures/20000025000011A4000011A4A54DFA33.svm" xlink:type="simple" xlink:show="embed" xlink:actuate="onLoad">
              <text:p/>
            </draw:image>
          </draw:frame>
          <draw:line draw:style-name="gr4" draw:text-style-name="P1" draw:layer="layout" svg:x1="2.325cm" svg:y1="8.998cm" svg:x2="7.325cm" svg:y2="8.998cm">
            <text:p/>
          </draw:line>
          <draw:frame draw:style-name="gr13" draw:text-style-name="P1" draw:layer="layout" svg:width="0.698cm" svg:height="0.477cm" svg:x="1.485cm" svg:y="7.746cm">
            <draw:image xlink:href="Pictures/2000002400004D3F00003505504B5CF9.svm" xlink:type="simple" xlink:show="embed" xlink:actuate="onLoad">
              <text:p/>
            </draw:image>
          </draw:frame>
          <draw:line draw:style-name="gr4" draw:text-style-name="P1" draw:layer="layout" svg:x1="2.325cm" svg:y1="8.248cm" svg:x2="7.325cm" svg:y2="8.248cm">
            <text:p/>
          </draw:line>
          <draw:frame draw:style-name="gr13" draw:text-style-name="P1" draw:layer="layout" svg:width="0.503cm" svg:height="0.503cm" svg:x="7.7cm" svg:y="8.55cm">
            <draw:image xlink:href="Pictures/20000025000011A4000011A4A54DFA33.svm" xlink:type="simple" xlink:show="embed" xlink:actuate="onLoad">
              <text:p/>
            </draw:image>
          </draw:frame>
          <draw:line draw:style-name="gr4" draw:text-style-name="P1" draw:layer="layout" svg:x1="8.575cm" svg:y1="9.125cm" svg:x2="13.575cm" svg:y2="9.125cm">
            <text:p/>
          </draw:line>
          <draw:frame draw:style-name="gr13" draw:text-style-name="P1" draw:layer="layout" svg:width="0.698cm" svg:height="0.477cm" svg:x="7.735cm" svg:y="7.873cm">
            <draw:image xlink:href="Pictures/2000002400004D3F00003505504B5CF9.svm" xlink:type="simple" xlink:show="embed" xlink:actuate="onLoad">
              <text:p/>
            </draw:image>
          </draw:frame>
          <draw:line draw:style-name="gr4" draw:text-style-name="P1" draw:layer="layout" svg:x1="8.575cm" svg:y1="8.375cm" svg:x2="13.575cm" svg:y2="8.375cm">
            <text:p/>
          </draw:line>
          <draw:frame draw:style-name="gr13" draw:text-style-name="P1" draw:layer="layout" svg:width="0.503cm" svg:height="0.503cm" svg:x="14.075cm" svg:y="8.55cm">
            <draw:image xlink:href="Pictures/20000025000011A4000011A4A54DFA33.svm" xlink:type="simple" xlink:show="embed" xlink:actuate="onLoad">
              <text:p/>
            </draw:image>
          </draw:frame>
          <draw:line draw:style-name="gr4" draw:text-style-name="P1" draw:layer="layout" svg:x1="14.95cm" svg:y1="9.125cm" svg:x2="19.95cm" svg:y2="9.125cm">
            <text:p/>
          </draw:line>
          <draw:frame draw:style-name="gr13" draw:text-style-name="P1" draw:layer="layout" svg:width="0.698cm" svg:height="0.477cm" svg:x="14.11cm" svg:y="7.873cm">
            <draw:image xlink:href="Pictures/2000002400004D3F00003505504B5CF9.svm" xlink:type="simple" xlink:show="embed" xlink:actuate="onLoad">
              <text:p/>
            </draw:image>
          </draw:frame>
          <draw:line draw:style-name="gr4" draw:text-style-name="P1" draw:layer="layout" svg:x1="14.95cm" svg:y1="8.375cm" svg:x2="19.95cm" svg:y2="8.375cm">
            <text:p/>
          </draw:line>
        </draw:g>
        <draw:g>
          <draw:line draw:style-name="gr8" draw:text-style-name="P1" draw:layer="layout" svg:x1="1.49cm" svg:y1="12.638cm" svg:x2="2.74cm" svg:y2="12.638cm">
            <text:p/>
          </draw:line>
          <draw:custom-shape draw:style-name="gr16" draw:text-style-name="P11" draw:layer="layout" svg:width="0.25cm" svg:height="0.25cm" svg:x="1.573cm" svg:y="12.50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2cm" svg:y="12.057cm">
            <draw:text-box>
              <text:p><text:span text:style-name="T2">Acidité</text:span></text:p>
            </draw:text-box>
          </draw:frame>
          <draw:line draw:style-name="gr8" draw:text-style-name="P1" draw:layer="layout" svg:x1="1.49cm" svg:y1="13.383cm" svg:x2="2.74cm" svg:y2="13.383cm">
            <text:p/>
          </draw:line>
          <draw:frame draw:style-name="gr6" draw:text-style-name="P3" draw:layer="layout" svg:width="1.213cm" svg:height="0.569cm" svg:x="1.486cm" svg:y="12.805cm">
            <draw:text-box>
              <text:p><text:span text:style-name="T2">Sucre</text:span></text:p>
            </draw:text-box>
          </draw:frame>
          <draw:frame draw:style-name="gr3" draw:text-style-name="P2" draw:layer="layout" svg:width="1.306cm" svg:height="0.569cm" svg:x="1.575cm" svg:y="11.516cm">
            <draw:text-box>
              <text:p><text:span text:style-name="T1">Alcool</text:span></text:p>
            </draw:text-box>
          </draw:frame>
          <draw:line draw:style-name="gr4" draw:text-style-name="P1" draw:layer="layout" svg:x1="1.758cm" svg:y1="11.997cm" svg:x2="2.825cm" svg:y2="11.997cm">
            <text:p/>
          </draw:line>
          <draw:frame draw:style-name="gr6" draw:text-style-name="P4" draw:layer="layout" svg:width="0.743cm" svg:height="0.569cm" svg:x="1.2cm" svg:y="11.551cm">
            <draw:text-box>
              <text:p><text:span text:style-name="T2">%</text:span></text:p>
            </draw:text-box>
          </draw:frame>
          <draw:custom-shape draw:style-name="gr16" draw:text-style-name="P11" draw:layer="layout" svg:width="0.25cm" svg:height="0.25cm" svg:x="1.996cm" svg:y="12.50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2.415cm" svg:y="12.50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573cm" svg:y="13.248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996cm" svg:y="13.248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2.415cm" svg:y="13.248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7.74cm" svg:y1="12.765cm" svg:x2="8.99cm" svg:y2="12.765cm">
            <text:p/>
          </draw:line>
          <draw:custom-shape draw:style-name="gr16" draw:text-style-name="P11" draw:layer="layout" svg:width="0.25cm" svg:height="0.25cm" svg:x="7.823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7.67cm" svg:y="12.184cm">
            <draw:text-box>
              <text:p><text:span text:style-name="T2">Acidité</text:span></text:p>
            </draw:text-box>
          </draw:frame>
          <draw:line draw:style-name="gr8" draw:text-style-name="P1" draw:layer="layout" svg:x1="7.74cm" svg:y1="13.51cm" svg:x2="8.99cm" svg:y2="13.51cm">
            <text:p/>
          </draw:line>
          <draw:frame draw:style-name="gr6" draw:text-style-name="P3" draw:layer="layout" svg:width="1.213cm" svg:height="0.569cm" svg:x="7.736cm" svg:y="12.932cm">
            <draw:text-box>
              <text:p><text:span text:style-name="T2">Sucre</text:span></text:p>
            </draw:text-box>
          </draw:frame>
          <draw:frame draw:style-name="gr3" draw:text-style-name="P2" draw:layer="layout" svg:width="1.306cm" svg:height="0.569cm" svg:x="7.825cm" svg:y="11.643cm">
            <draw:text-box>
              <text:p><text:span text:style-name="T1">Alcool</text:span></text:p>
            </draw:text-box>
          </draw:frame>
          <draw:line draw:style-name="gr4" draw:text-style-name="P1" draw:layer="layout" svg:x1="8.008cm" svg:y1="12.124cm" svg:x2="9.075cm" svg:y2="12.124cm">
            <text:p/>
          </draw:line>
          <draw:frame draw:style-name="gr6" draw:text-style-name="P4" draw:layer="layout" svg:width="0.743cm" svg:height="0.569cm" svg:x="7.45cm" svg:y="11.678cm">
            <draw:text-box>
              <text:p><text:span text:style-name="T2">%</text:span></text:p>
            </draw:text-box>
          </draw:frame>
          <draw:custom-shape draw:style-name="gr16" draw:text-style-name="P11" draw:layer="layout" svg:width="0.25cm" svg:height="0.25cm" svg:x="8.246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665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7.823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246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8.665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115cm" svg:y1="12.765cm" svg:x2="15.365cm" svg:y2="12.765cm">
            <text:p/>
          </draw:line>
          <draw:custom-shape draw:style-name="gr16" draw:text-style-name="P11" draw:layer="layout" svg:width="0.25cm" svg:height="0.25cm" svg:x="14.198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045cm" svg:y="12.184cm">
            <draw:text-box>
              <text:p><text:span text:style-name="T2">Acidité</text:span></text:p>
            </draw:text-box>
          </draw:frame>
          <draw:line draw:style-name="gr8" draw:text-style-name="P1" draw:layer="layout" svg:x1="14.115cm" svg:y1="13.51cm" svg:x2="15.365cm" svg:y2="13.51cm">
            <text:p/>
          </draw:line>
          <draw:frame draw:style-name="gr6" draw:text-style-name="P3" draw:layer="layout" svg:width="1.213cm" svg:height="0.569cm" svg:x="14.111cm" svg:y="12.932cm">
            <draw:text-box>
              <text:p><text:span text:style-name="T2">Sucre</text:span></text:p>
            </draw:text-box>
          </draw:frame>
          <draw:frame draw:style-name="gr3" draw:text-style-name="P2" draw:layer="layout" svg:width="1.306cm" svg:height="0.569cm" svg:x="14.2cm" svg:y="11.643cm">
            <draw:text-box>
              <text:p><text:span text:style-name="T1">Alcool</text:span></text:p>
            </draw:text-box>
          </draw:frame>
          <draw:line draw:style-name="gr4" draw:text-style-name="P1" draw:layer="layout" svg:x1="14.383cm" svg:y1="12.124cm" svg:x2="15.45cm" svg:y2="12.124cm">
            <text:p/>
          </draw:line>
          <draw:frame draw:style-name="gr6" draw:text-style-name="P4" draw:layer="layout" svg:width="0.743cm" svg:height="0.569cm" svg:x="13.825cm" svg:y="11.678cm">
            <draw:text-box>
              <text:p><text:span text:style-name="T2">%</text:span></text:p>
            </draw:text-box>
          </draw:frame>
          <draw:custom-shape draw:style-name="gr16" draw:text-style-name="P11" draw:layer="layout" svg:width="0.25cm" svg:height="0.25cm" svg:x="14.621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5.04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4.198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4.621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25cm" svg:height="0.25cm" svg:x="15.04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3" draw:text-style-name="P1" draw:layer="layout" svg:width="0.503cm" svg:height="0.503cm" svg:x="1.394cm" svg:y="17.798cm">
            <draw:image xlink:href="Pictures/20000025000011A4000011A4A54DFA33.svm" xlink:type="simple" xlink:show="embed" xlink:actuate="onLoad">
              <text:p/>
            </draw:image>
          </draw:frame>
          <draw:line draw:style-name="gr4" draw:text-style-name="P1" draw:layer="layout" svg:x1="2.269cm" svg:y1="18.373cm" svg:x2="7.269cm" svg:y2="18.373cm">
            <text:p/>
          </draw:line>
          <draw:frame draw:style-name="gr13" draw:text-style-name="P1" draw:layer="layout" svg:width="0.698cm" svg:height="0.477cm" svg:x="1.429cm" svg:y="17.121cm">
            <draw:image xlink:href="Pictures/2000002400004D3F00003505504B5CF9.svm" xlink:type="simple" xlink:show="embed" xlink:actuate="onLoad">
              <text:p/>
            </draw:image>
          </draw:frame>
          <draw:line draw:style-name="gr4" draw:text-style-name="P1" draw:layer="layout" svg:x1="2.269cm" svg:y1="17.623cm" svg:x2="7.269cm" svg:y2="17.623cm">
            <text:p/>
          </draw:line>
          <draw:frame draw:style-name="gr13" draw:text-style-name="P1" draw:layer="layout" svg:width="0.503cm" svg:height="0.503cm" svg:x="7.644cm" svg:y="17.925cm">
            <draw:image xlink:href="Pictures/20000025000011A4000011A4A54DFA33.svm" xlink:type="simple" xlink:show="embed" xlink:actuate="onLoad">
              <text:p/>
            </draw:image>
          </draw:frame>
          <draw:line draw:style-name="gr4" draw:text-style-name="P1" draw:layer="layout" svg:x1="8.519cm" svg:y1="18.5cm" svg:x2="13.519cm" svg:y2="18.5cm">
            <text:p/>
          </draw:line>
          <draw:frame draw:style-name="gr13" draw:text-style-name="P1" draw:layer="layout" svg:width="0.698cm" svg:height="0.477cm" svg:x="7.679cm" svg:y="17.248cm">
            <draw:image xlink:href="Pictures/2000002400004D3F00003505504B5CF9.svm" xlink:type="simple" xlink:show="embed" xlink:actuate="onLoad">
              <text:p/>
            </draw:image>
          </draw:frame>
          <draw:line draw:style-name="gr4" draw:text-style-name="P1" draw:layer="layout" svg:x1="8.519cm" svg:y1="17.75cm" svg:x2="13.519cm" svg:y2="17.75cm">
            <text:p/>
          </draw:line>
          <draw:frame draw:style-name="gr13" draw:text-style-name="P1" draw:layer="layout" svg:width="0.503cm" svg:height="0.503cm" svg:x="14.019cm" svg:y="17.925cm">
            <draw:image xlink:href="Pictures/20000025000011A4000011A4A54DFA33.svm" xlink:type="simple" xlink:show="embed" xlink:actuate="onLoad">
              <text:p/>
            </draw:image>
          </draw:frame>
          <draw:line draw:style-name="gr4" draw:text-style-name="P1" draw:layer="layout" svg:x1="14.894cm" svg:y1="18.5cm" svg:x2="19.894cm" svg:y2="18.5cm">
            <text:p/>
          </draw:line>
          <draw:frame draw:style-name="gr13" draw:text-style-name="P1" draw:layer="layout" svg:width="0.698cm" svg:height="0.477cm" svg:x="14.054cm" svg:y="17.248cm">
            <draw:image xlink:href="Pictures/2000002400004D3F00003505504B5CF9.svm" xlink:type="simple" xlink:show="embed" xlink:actuate="onLoad">
              <text:p/>
            </draw:image>
          </draw:frame>
          <draw:line draw:style-name="gr4" draw:text-style-name="P1" draw:layer="layout" svg:x1="14.894cm" svg:y1="17.75cm" svg:x2="19.894cm" svg:y2="17.7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Nicolas Marchildon</meta:initial-creator>
    <meta:creation-date>2010-11-12T15:02:35</meta:creation-date>
    <dc:date>2011-05-23T22:51:19</dc:date>
    <dc:creator>Nicolas Marchildon</dc:creator>
    <meta:editing-duration>PT5H33M46S</meta:editing-duration>
    <meta:editing-cycles>31</meta:editing-cycles>
    <meta:generator>LibreOffice/3.3$Unix LibreOffice_project/330m19$Build-202</meta:generator>
    <meta:printed-by>Nicolas Marchildon</meta:printed-by>
    <meta:print-date>2011-05-23T22:37:52</meta:print-date>
    <meta:document-statistic meta:object-count="380"/>
  </office:meta>
</office:document-meta>
</file>